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margin-left="0in" fo:margin-right="0in" fo:text-align="justify" style:justify-single-word="false" fo:text-indent="0.4898in" style:auto-text-indent="false"/>
    </style:style>
    <style:style style:name="P3" style:family="paragraph" style:parent-style-name="Text_20_body" style:list-style-name="L1">
      <style:paragraph-properties fo:margin-left="0in" fo:margin-right="0in" fo:text-align="justify" style:justify-single-word="false" fo:text-indent="0.4898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fo:text-align="justify" style:justify-single-word="false" fo:text-indent="0.4898in" style:auto-text-indent="false"/>
    </style:style>
    <style:style style:name="P5" style:family="paragraph" style:parent-style-name="Text_20_body">
      <style:paragraph-properties fo:margin-left="0in" fo:margin-right="0in" fo:text-align="justify" style:justify-single-word="false" fo:text-indent="0.5in" style:auto-text-indent="false"/>
    </style:style>
    <style:style style:name="P6" style:family="paragraph" style:parent-style-name="Text_20_body" style:list-style-name="L2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Text_20_body" style:list-style-name="L2">
      <style:paragraph-properties fo:margin-left="0in" fo:margin-right="0in" fo:margin-top="0in" fo:margin-bottom="0in" fo:text-align="justify" style:justify-single-word="false" fo:text-indent="0.5in" style:auto-text-indent="false"/>
    </style:style>
    <style:style style:name="P8" style:family="paragraph" style:parent-style-name="Text_20_body" style:master-page-name="">
      <style:paragraph-properties fo:margin-left="0in" fo:margin-right="0in" fo:margin-top="0in" fo:margin-bottom="0.0835in" fo:text-indent="0.5in" style:auto-text-indent="false" style:page-number="auto"/>
    </style:style>
    <style:style style:name="P9" style:family="paragraph" style:parent-style-name="Text_20_body" style:master-page-name="">
      <style:paragraph-properties fo:margin-left="0in" fo:margin-right="0in" fo:margin-top="0in" fo:margin-bottom="0.0835in" fo:text-indent="0.5102in" style:auto-text-indent="false" style:page-number="auto"/>
    </style:style>
    <style:style style:name="P10" style:family="paragraph" style:parent-style-name="Heading_20_3" style:master-page-name="">
      <style:paragraph-properties fo:margin-left="0in" fo:margin-right="0in" fo:text-indent="0.4898in" style:auto-text-indent="false" style:page-number="auto"/>
    </style:style>
    <style:style style:name="P11" style:family="paragraph" style:parent-style-name="Heading_20_3">
      <style:paragraph-properties fo:margin-left="0in" fo:margin-right="0in" fo:text-indent="0.4898in" style:auto-text-indent="false"/>
    </style:style>
    <style:style style:name="P12" style:family="paragraph" style:parent-style-name="Heading_20_3" style:master-page-name="">
      <style:paragraph-properties fo:margin-left="0in" fo:margin-right="0in" fo:text-indent="0.5in" style:auto-text-indent="false"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Описание</text:h>
      <text:p text:style-name="P2">Программа AdjustmentDB является частью сервиса для хранения и отслеживания текущего статуса устройств (как ремонтных, так и серийных). Для устройства, поступившего в ремонт, теперь существует возможность узнать удаленно (с использованием специального приложения или сайта) его текущий статус (принят в ремонт, согласование), дату, время и количество дней в ремонте.</text:p>
      <text:p text:style-name="P2">QR-код на устройстве является идентификатором устройства в сервисе Отсканировав этот код пользователь может получить подробную информацию об устройстве: его название, серийный номер, местонахождение устройства и другое. Единственным способом изменить или добавить новые данные в БД является валидация устройства по его QR-коду с помощью приложения для Android "AdjustmentDB" В момент подключения к БД (после успешного сканирования кода) приложение запускает поиск такого устройства в базе, и, если устройство найдено (было уже добавлено ранее), считывает все данные для этого устройства (серийный номер, статус устройства и т.д.). </text:p>
      <text:p text:style-name="P2">Для подключения к сервису на телефоне должен быть настроен аккаунт и зарегистрирован в сервисе, каждому аккаунту также настраивается локация (сборочный участок, регулировка и т. д.). Работа без регистрации аккаунта в сервисе не возможна. Настраивать аккаунт пользователю не нужно, настраивается заранее администратором сервиса При запуске программа автоматически подключится к аккаунту и присвоит соответствующую локацию, название которой будет отображено в верхней части экрана. В случае какой-либо ошибки подключения к аккаунту вместо имени локации будет отображаться строка «Локация не найдена». В этом случае можно попробовать подключиться вручную: для этого нужно открыть боковое меню приложения и выбрать пункт “поменять”, в появившемся диалоге выбрать аккаунт. Если подключиться всё равно не удалось, следует обратиться к администратору сервиса. </text:p>
      <text:p text:style-name="P2">Множественный режим сканирования удобен в случае, когда необходимо отсканировать сразу несколько приборов. При активации режима нужно навести камеру на первый QR-код, при успешном распознавании на экране отобразится название и номер отсканированного прибора и раздастся звуковой сигнал, после чего можно перевести камеру на следующий код и т. д. При наведении на уже отсканированный код, такой код будет игнорироваться, таким образом исключается повторное добавление уже добавленного ранее устройства, поэтому допускается наведение камеры одновременно на несколько QR-кодов, программа корректно распознает каждый из них. После того как в список будут добавлены все необходимые устройства, нажать кнопку «Дальше». Добавлять в список можно устройства различных типов одновременно (например одновременно сканировать и БДКГ-02, и 2503). Открывшийся диалог аналогичен диалогу одиночного сканирования. </text:p>
      <text:p text:style-name="P2">Если в режиме одиночного сканирования не запускается диалог параметров автоматически, это значит, что такая возможность отключена в настройках. Для включения открыть настройки и включить пункт «Автостарт ввода параметров», теперь после успешного сканирования диалог будет запускаться автоматически.</text:p>
      <text:h text:style-name="P11" text:outline-level="3">Порядок работы с приложением</text:h>
      <text:p text:style-name="P2">Если необходимо отсканировать несколько устройств, рекомендуется использовать режим множественного сканирования. В этом случае удобнее добавить в БД сразу все устройства, а не добавлять их по одному.</text:p>
      <text:list xml:id="list6560164757138887268" text:style-name="L1">
        <text:list-item>
          <text:p text:style-name="P4">Запустить AdjustmentDB. Дождаться загрузки локации (рис. 1). </text:p>
        </text:list-item>
        <text:list-item>
          <text:p text:style-name="P4">Запустить сканирование, одиночное или множественное. Для этого нужно либо нажать на соответствующую вкладку, либо потянуть экран в нужную сторону. </text:p>
        </text:list-item>
        <text:list-item>
          <text:p text:style-name="P4">Навести открывшееся окно камеры на qr-код (рис. 2). При успешном распознавании раздастся звуковой сигнал, откроется окно с данными отсканированного прибора. При работе в режиме множественного сканирования после окончания сканирования всех необходимых устройств нажать кнопку «Дальше» (рис. 3). После успешного сканирования (в режиме <text:soft-page-break/>одиночного сканирования) или после нажатия кнопки «Дальше» (в режиме множественного сканирования), откроется окно с данными выбранного устройства (рис. 4). </text:p>
        </text:list-item>
        <text:list-item>
          <text:p text:style-name="P4">Запустить диалог выбора нового статуса нажатием соответствующей оранжевой кнопки. Если в настройках выбрать пункт "Автостарт ввода параметров", то этот диалог запустится автоматически после открытия окна данных, а значит это пункт можно будет пропустить. </text:p>
        </text:list-item>
        <text:list-item>
          <text:p text:style-name="P4">В диалоге на вкладке "Кратко" выбрать нужный статус (рис. 5), после чего диалог закроется и в окне с данными добавится выбранный статус. Это значит, что добавленный статус был успешно добавлен в БД.</text:p>
        </text:list-item>
        <text:list-item>
          <text:p text:style-name="P4">Для участка регулировки: при поступлении устройства на участок, кроме статуса устройства необходимо также добавить фамилию ответственного за ремонт. </text:p>
        </text:list-item>
        <text:list-item>
          <text:p text:style-name="P3">Закрыть приложение, выбрав в боком меню пункт «Выйти». (рис. 6) </text:p>
        </text:list-item>
      </text:list>
      <text:p text:style-name="Text_20_body"><draw:frame draw:style-name="fr1" draw:name="Графический объект1" text:anchor-type="as-char" svg:width="1.2126in" svg:height="2.6945in" draw:z-index="0"><draw:image xlink:href="../../../../..///FILESERVER/Manufacture/Uchastok.RIR/База%20настроек/Instruction/GitHub/HTML/imgs/adjustment/11.jpg" xlink:type="simple" xlink:show="embed" xlink:actuate="onLoad"/><svg:title>изображение не найдено</svg:title></draw:frame><draw:frame draw:style-name="fr1" draw:name="Графический объект2" text:anchor-type="as-char" svg:width="1.2098in" svg:height="2.6882in" draw:z-index="1"><draw:image xlink:href="../../../../..///FILESERVER/Manufacture/Uchastok.RIR/База%20настроек/Instruction/GitHub/HTML/imgs/adjustment/12.jpg" xlink:type="simple" xlink:show="embed" xlink:actuate="onLoad"/><svg:title>изображение не найдено</svg:title></draw:frame><draw:frame draw:style-name="fr1" draw:name="Графический объект3" text:anchor-type="as-char" svg:width="1.2154in" svg:height="2.7008in" draw:z-index="2"><draw:image xlink:href="../../../../..///FILESERVER/Manufacture/Uchastok.RIR/База%20настроек/Instruction/GitHub/HTML/imgs/adjustment/16.jpg" xlink:type="simple" xlink:show="embed" xlink:actuate="onLoad"/><svg:title>изображение не найдено</svg:title></draw:frame><draw:frame draw:style-name="fr1" draw:name="Графический объект4" text:anchor-type="as-char" svg:width="1.2102in" svg:height="2.6898in" draw:z-index="3"><draw:image xlink:href="../../../../..///FILESERVER/Manufacture/Uchastok.RIR/База%20настроек/Instruction/GitHub/HTML/imgs/adjustment/14.jpg" xlink:type="simple" xlink:show="embed" xlink:actuate="onLoad"/><svg:title>изображение не найдено</svg:title></draw:frame><draw:frame draw:style-name="fr1" draw:name="Графический объект5" text:anchor-type="as-char" svg:width="1.2118in" svg:height="2.6945in" draw:z-index="4"><draw:image xlink:href="../../../../..///FILESERVER/Manufacture/Uchastok.RIR/База%20настроек/Instruction/GitHub/HTML/imgs/adjustment/13.jpg" xlink:type="simple" xlink:show="embed" xlink:actuate="onLoad"/><svg:title>изображение не найдено</svg:title></draw:frame><draw:frame draw:style-name="fr1" draw:name="Графический объект6" text:anchor-type="as-char" svg:width="1.2161in" svg:height="2.7008in" draw:z-index="5"><draw:image xlink:href="../../../../..///FILESERVER/Manufacture/Uchastok.RIR/База%20настроек/Instruction/GitHub/HTML/imgs/adjustment/15.jpg" xlink:type="simple" xlink:show="embed" xlink:actuate="onLoad"/><svg:title>изображение не найдено</svg:title></draw:frame> </text:p>
      <text:h text:style-name="P12" text:outline-level="3">Порядок работы с приложением (Группа сервиса)</text:h>
      <text:p text:style-name="P5">Прибывшее в ремонт устройство нужно зарегистрировать в сервисе. Для этого необходимо наклеить qr-код на ремонтное устройство, затем ввести данные ремонтного устройства:</text:p>
      <text:list xml:id="list6751560859765833770" text:style-name="L2">
        <text:list-item>
          <text:p text:style-name="P7">Запустить AdjustmentDB. Дождаться загрузки локации </text:p>
        </text:list-item>
        <text:list-item>
          <text:p text:style-name="P7">Запустить одиночное сканирование. Для этого нужно либо нажать на соответствующую вкладку, либо потянуть экран в нужную сторону. </text:p>
        </text:list-item>
        <text:list-item>
          <text:p text:style-name="P7">Навести открывшееся окно камеры на qr-код. При успешном распознавании раздастся звуковой сигнал, откроется окно с данными отсканированного прибора. </text:p>
        </text:list-item>
        <text:list-item>
          <text:p text:style-name="P7">Ввести необходимые данные. Для этого открыть диалог ввода параметров нажатием оранжевой кнопки. Выбрать вкладку «Подробно». Здесь необходимо заполнить следующие поля: комплект (при наличии), тип устройства, серийный номер, выбрать статус «принят в ремонт», сгенерировать TrackId. После ввода параметров нажать кнопку «ОК», после чего диалог закроется и в окне с данными добавится выбранный статус. Это значит, что добавленный статус был успешно добавлен в БД. </text:p>
        </text:list-item>
        <text:list-item>
          <text:p text:style-name="P6">Закрыть приложение, выбрав в боком меню пункт «Выйти». </text:p>
        </text:list-item>
      </text:list>
      <text:p text:style-name="Text_20_body"><text:soft-page-break/><draw:frame draw:style-name="fr1" draw:name="Графический объект7" text:anchor-type="as-char" svg:width="1.3492in" svg:height="2.9984in" draw:z-index="6"><draw:image xlink:href="../../../../..///FILESERVER/Manufacture/Uchastok.RIR/База%20настроек/Instruction/GitHub/HTML/imgs/adjustment/11.jpg" xlink:type="simple" xlink:show="embed" xlink:actuate="onLoad"/><svg:title>изображение не найдено</svg:title></draw:frame><draw:frame draw:style-name="fr1" draw:name="Графический объект8" text:anchor-type="as-char" svg:width="1.3602in" svg:height="3.0228in" draw:z-index="7"><draw:image xlink:href="../../../../..///FILESERVER/Manufacture/Uchastok.RIR/База%20настроек/Instruction/GitHub/HTML/imgs/adjustment/12.jpg" xlink:type="simple" xlink:show="embed" xlink:actuate="onLoad"/><svg:title>изображение не найдено</svg:title></draw:frame><draw:frame draw:style-name="fr1" draw:name="Графический объект9" text:anchor-type="as-char" svg:width="1.3528in" svg:height="3.0063in" draw:z-index="8"><draw:image xlink:href="../../../../..///FILESERVER/Manufacture/Uchastok.RIR/База%20настроек/Instruction/GitHub/HTML/imgs/adjustment/14.jpg" xlink:type="simple" xlink:show="embed" xlink:actuate="onLoad"/><svg:title>изображение не найдено</svg:title></draw:frame><draw:frame draw:style-name="fr1" draw:name="Графический объект10" text:anchor-type="as-char" svg:width="1.3543in" svg:height="3.0091in" draw:z-index="9"><draw:image xlink:href="../../../../..///FILESERVER/Manufacture/Uchastok.RIR/База%20настроек/Instruction/GitHub/HTML/imgs/adjustment/21.jpg" xlink:type="simple" xlink:show="embed" xlink:actuate="onLoad"/><svg:title>изображение не найдено</svg:title></draw:frame><draw:frame draw:style-name="fr1" draw:name="Графический объект11" text:anchor-type="as-char" svg:width="1.3492in" svg:height="2.9984in" draw:z-index="10"><draw:image xlink:href="../../../../..///FILESERVER/Manufacture/Uchastok.RIR/База%20настроек/Instruction/GitHub/HTML/imgs/adjustment/15.jpg" xlink:type="simple" xlink:show="embed" xlink:actuate="onLoad"/><svg:title>изображение не найдено</svg:title></draw:frame> </text:p>
      <text:p text:style-name="P8">TrackId: нужен для отслеживания статуса устройства клиентами через специальное приложение или сайт. Если в ремонт пришел комплект устройств, то у них должен быть одинаковый TrackId. Чтобы не копипастить вручную такие TracId, можно при выборе второго и последующих устройств комплекта вместо «Сгенерировать TrackId» выбрать «Предыдущее», приложение автоматом подставит последний использованный TrackId. </text:p>
      <text:p text:style-name="Text_20_body"><draw:frame draw:style-name="fr1" draw:name="Графический объект12" text:anchor-type="as-char" svg:width="1.4972in" svg:height="3.3272in" draw:z-index="11"><draw:image xlink:href="../../../../..///FILESERVER/Manufacture/Uchastok.RIR/База%20настроек/Instruction/GitHub/HTML/imgs/adjustment/21.jpg" xlink:type="simple" xlink:show="embed" xlink:actuate="onLoad"/><svg:title>изображение не найдено</svg:title></draw:frame><draw:frame draw:style-name="fr1" draw:name="Графический объект13" text:anchor-type="as-char" svg:width="1.4925in" svg:height="3.3161in" draw:z-index="12"><draw:image xlink:href="../../../../..///FILESERVER/Manufacture/Uchastok.RIR/База%20настроек/Instruction/GitHub/HTML/imgs/adjustment/22.jpg" xlink:type="simple" xlink:show="embed" xlink:actuate="onLoad"/><svg:title>изображение не найдено</svg:title></draw:frame></text:p>
      <text:p text:style-name="P9">Для ввода типа устройства и его серийного номера можно использовать режим распознавания. Этот режим активируется зеленой кнопкой и использует камеру для распознавания по наклейке ремонтного устройства его типа и серийного номера (как на русском, так и на английском языке). После того как необходимые значения распознаны, нажать кнопку "ОК", устройство будет добавлено в БД. Если необходимо очистить распознанное значение типа или серийного номера, нужно кликнуть по нему, поле очистится и распознавание начнется заново. Также можно выбрать значение вручную в соответствующих полях. В этом случае значения, которые были распознаны сканером, будут проигнорированы, устройство будет сохранено с параметрами выбранными вручную. </text:p>
      <text:p text:style-name="P1"><text:soft-page-break/><draw:frame draw:style-name="fr1" draw:name="Графический объект14" text:anchor-type="as-char" svg:width="1.3799in" svg:height="3.0661in" draw:z-index="13"><draw:image xlink:href="../../../../..///FILESERVER/Manufacture/Uchastok.RIR/База%20настроек/Instruction/GitHub/HTML/imgs/adjustment/23.jpg" xlink:type="simple" xlink:show="embed" xlink:actuate="onLoad"/><svg:title>изображение не найдено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02in" fo:margin-right="0.455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6T08:58:13.98</meta:creation-date>
    <meta:document-statistic meta:table-count="0" meta:image-count="14" meta:object-count="0" meta:page-count="4" meta:paragraph-count="28" meta:word-count="898" meta:character-count="6851"/>
    <dc:date>2022-01-06T09:09:13.60</dc:date>
    <meta:editing-duration>PT11M</meta:editing-duration>
    <meta:editing-cycles>1</meta:editing-cycles>
    <meta:generator>OpenOffice/4.1.6$Win32 OpenOffice.org_project/416m1$Build-9790</meta:generator>
  </office:meta>
</office:document-meta>
</file>